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unito" svg:font-family="Nunito, sans-serif"/>
    <style:font-face style:name="Roboto" svg:font-family="Roboto, Arial, sans-serif"/>
    <style:font-face style:name="inter-regular" svg:font-family="inter-regular, system-ui, apple-system, BlinkMacSystemFont, 'Segoe UI', Roboto, 'Helvetica Neue', Helvetica,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111cm"/>
    </style:style>
    <style:style style:name="Table1.B" style:family="table-column">
      <style:table-column-properties style:column-width="8.027cm"/>
    </style:style>
    <style:style style:name="Table1.C" style:family="table-column">
      <style:table-column-properties style:column-width="7.874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C1" style:family="table-cell">
      <style:table-cell-properties fo:padding="0.049cm" fo:border="none"/>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C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C3" style:family="table-cell">
      <style:table-cell-properties style:vertical-align="middle" fo:padding="0.212cm" fo:border="0.05pt solid #c7ccbe"/>
    </style:style>
    <style:style style:name="Table2" style:family="table">
      <style:table-properties style:width="16.683cm" table:align="left"/>
    </style:style>
    <style:style style:name="Table2.A" style:family="table-column">
      <style:table-column-properties style:column-width="3.251cm"/>
    </style:style>
    <style:style style:name="Table2.B" style:family="table-column">
      <style:table-column-properties style:column-width="13.432cm"/>
    </style:style>
    <style:style style:name="Table2.A1" style:family="table-cell">
      <style:table-cell-properties style:vertical-align="middle" fo:padding-left="0.106cm" fo:padding-right="0.106cm" fo:padding-top="0.265cm" fo:padding-bottom="0.265cm" fo:border="0.05pt solid #dfdfdf"/>
    </style:style>
    <style:style style:name="Table2.B1" style:family="table-cell">
      <style:table-cell-properties style:vertical-align="middle" fo:padding="0.265cm" fo:border="0.05pt solid #dfdfdf"/>
    </style:style>
    <style:style style:name="Table2.A2" style:family="table-cell">
      <style:table-cell-properties style:vertical-align="middle" fo:padding-left="0.265cm" fo:padding-right="0.265cm" fo:padding-top="0.37cm" fo:padding-bottom="0.37cm" fo:border="0.05pt solid #dfdfdf"/>
    </style:style>
    <style:style style:name="P1" style:family="paragraph" style:parent-style-name="Heading_20_2">
      <style:paragraph-properties fo:text-align="start" style:justify-single-word="false"/>
      <style:text-properties officeooo:rsid="00222fe8" officeooo:paragraph-rsid="00222fe8"/>
    </style:style>
    <style:style style:name="P2" style:family="paragraph" style:parent-style-name="Standard">
      <style:paragraph-properties fo:text-align="center" style:justify-single-word="false"/>
      <style:text-properties officeooo:rsid="001c4158" officeooo:paragraph-rsid="001c4158"/>
    </style:style>
    <style:style style:name="P3" style:family="paragraph" style:parent-style-name="Standard">
      <style:paragraph-properties fo:text-align="start" style:justify-single-word="false"/>
      <style:text-properties officeooo:rsid="001d83c9" officeooo:paragraph-rsid="001d83c9"/>
    </style:style>
    <style:style style:name="P4" style:family="paragraph" style:parent-style-name="Standard">
      <style:paragraph-properties fo:text-align="start" style:justify-single-word="false"/>
      <style:text-properties officeooo:rsid="001f3887" officeooo:paragraph-rsid="001f3887"/>
    </style:style>
    <style:style style:name="P5" style:family="paragraph" style:parent-style-name="Standard">
      <style:paragraph-properties fo:text-align="start" style:justify-single-word="false"/>
      <style:text-properties officeooo:rsid="001fd572" officeooo:paragraph-rsid="001fd572"/>
    </style:style>
    <style:style style:name="P6" style:family="paragraph" style:parent-style-name="Standard" style:list-style-name="L1">
      <style:paragraph-properties fo:text-align="start" style:justify-single-word="false"/>
      <style:text-properties officeooo:paragraph-rsid="001d83c9"/>
    </style:style>
    <style:style style:name="P7" style:family="paragraph" style:parent-style-name="Standard" style:list-style-name="L2">
      <style:paragraph-properties fo:text-align="start" style:justify-single-word="false"/>
      <style:text-properties officeooo:paragraph-rsid="001f3887"/>
    </style:style>
    <style:style style:name="P8" style:family="paragraph" style:parent-style-name="Standard" style:list-style-name="L3">
      <style:paragraph-properties fo:text-align="start" style:justify-single-word="false"/>
      <style:text-properties officeooo:paragraph-rsid="002100e5"/>
    </style:style>
    <style:style style:name="P9" style:family="paragraph" style:parent-style-name="Standard">
      <style:paragraph-properties fo:text-align="start" style:justify-single-word="false"/>
      <style:text-properties officeooo:rsid="00222fe8" officeooo:paragraph-rsid="00222fe8"/>
    </style:style>
    <style:style style:name="P10" style:family="paragraph" style:parent-style-name="Standard">
      <style:paragraph-properties fo:text-align="start" style:justify-single-word="false"/>
      <style:text-properties officeooo:rsid="00222fe8" officeooo:paragraph-rsid="001fd572"/>
    </style:style>
    <style:style style:name="P11" style:family="paragraph" style:parent-style-name="Standard">
      <style:paragraph-properties fo:text-align="start" style:justify-single-word="false"/>
      <style:text-properties officeooo:rsid="0025ee10" officeooo:paragraph-rsid="001fd572"/>
    </style:style>
    <style:style style:name="P12" style:family="paragraph" style:parent-style-name="Standard">
      <style:paragraph-properties fo:text-align="start" style:justify-single-word="false"/>
      <style:text-properties officeooo:rsid="0025ee10" officeooo:paragraph-rsid="002bd4e1"/>
    </style:style>
    <style:style style:name="P13" style:family="paragraph" style:parent-style-name="Standard">
      <style:paragraph-properties fo:text-align="start" style:justify-single-word="false"/>
      <style:text-properties officeooo:rsid="002812d3" officeooo:paragraph-rsid="002812d3"/>
    </style:style>
    <style:style style:name="P14" style:family="paragraph" style:parent-style-name="Standard" style:list-style-name="L6">
      <style:paragraph-properties fo:text-align="start" style:justify-single-word="false"/>
      <style:text-properties fo:font-variant="normal" fo:text-transform="none" fo:color="#0f0f0f" style:font-name="Roboto" fo:font-size="10.5pt" fo:letter-spacing="normal" fo:font-style="normal" fo:font-weight="normal" officeooo:rsid="002812d3" officeooo:paragraph-rsid="002812d3"/>
    </style:style>
    <style:style style:name="P15" style:family="paragraph" style:parent-style-name="Standard" style:list-style-name="L7">
      <style:paragraph-properties fo:text-align="start" style:justify-single-word="false"/>
      <style:text-properties fo:font-variant="normal" fo:text-transform="none" fo:color="#0f0f0f" style:font-name="Roboto" fo:font-size="10.5pt" fo:letter-spacing="normal" fo:font-style="normal" fo:font-weight="normal" officeooo:rsid="002812d3" officeooo:paragraph-rsid="002b33ba"/>
    </style:style>
    <style:style style:name="P16" style:family="paragraph" style:parent-style-name="Standard" style:list-style-name="L7">
      <style:paragraph-properties fo:text-align="start" style:justify-single-word="false"/>
      <style:text-properties fo:font-variant="normal" fo:text-transform="none" fo:color="#0f0f0f" style:font-name="Roboto" fo:font-size="10.5pt" fo:letter-spacing="normal" fo:font-style="normal" fo:font-weight="normal" officeooo:rsid="002b3cfb" officeooo:paragraph-rsid="002b3cfb"/>
    </style:style>
    <style:style style:name="P17" style:family="paragraph" style:parent-style-name="Standard" style:list-style-name="L7">
      <style:paragraph-properties fo:text-align="start" style:justify-single-word="false"/>
      <style:text-properties officeooo:rsid="002bd4e1" officeooo:paragraph-rsid="002bd4e1"/>
    </style:style>
    <style:style style:name="P18" style:family="paragraph" style:parent-style-name="Standard">
      <style:paragraph-properties fo:text-align="start" style:justify-single-word="false"/>
      <style:text-properties officeooo:rsid="002bd4e1" officeooo:paragraph-rsid="002bd4e1"/>
    </style:style>
    <style:style style:name="P19" style:family="paragraph" style:parent-style-name="Standard" style:list-style-name="L8">
      <style:paragraph-properties fo:text-align="start" style:justify-single-word="false"/>
      <style:text-properties officeooo:rsid="002f302d" officeooo:paragraph-rsid="002f302d"/>
    </style:style>
    <style:style style:name="P20" style:family="paragraph" style:parent-style-name="Standard" style:list-style-name="L9">
      <style:paragraph-properties fo:text-align="start" style:justify-single-word="false"/>
      <style:text-properties officeooo:rsid="00357d8d" officeooo:paragraph-rsid="00357d8d"/>
    </style:style>
    <style:style style:name="P21" style:family="paragraph" style:parent-style-name="Standard">
      <style:paragraph-properties fo:text-align="start" style:justify-single-word="false"/>
      <style:text-properties officeooo:rsid="00357d8d" officeooo:paragraph-rsid="00357d8d"/>
    </style:style>
    <style:style style:name="P22" style:family="paragraph" style:parent-style-name="Standard" style:list-style-name="L10">
      <style:paragraph-properties fo:text-align="start" style:justify-single-word="false"/>
      <style:text-properties officeooo:rsid="00370fc7" officeooo:paragraph-rsid="00370fc7"/>
    </style:style>
    <style:style style:name="P23" style:family="paragraph" style:parent-style-name="Standard" style:list-style-name="L10">
      <style:paragraph-properties fo:text-align="start" style:justify-single-word="false"/>
      <style:text-properties officeooo:rsid="003a7a52" officeooo:paragraph-rsid="003a7a52"/>
    </style:style>
    <style:style style:name="P24" style:family="paragraph" style:parent-style-name="Standard" style:list-style-name="L10">
      <style:paragraph-properties fo:text-align="start" style:justify-single-word="false"/>
      <style:text-properties officeooo:rsid="003ab2de" officeooo:paragraph-rsid="003ab2de"/>
    </style:style>
    <style:style style:name="P25" style:family="paragraph" style:parent-style-name="Table_20_Contents">
      <style:paragraph-properties fo:line-height="170%" fo:text-align="justify" style:justify-single-word="false"/>
    </style:style>
    <style:style style:name="P26"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style:style>
    <style:style style:name="P27" style:family="paragraph" style:parent-style-name="Table_20_Contents">
      <style:paragraph-properties fo:margin-left="0cm" fo:margin-right="0cm" fo:line-height="170%" fo:text-align="justify" style:justify-single-word="false" fo:text-indent="0cm" style:auto-text-indent="false"/>
    </style:style>
    <style:style style:name="P2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2.5pt" fo:font-weight="normal" loext:padding="0cm" loext:border="none"/>
    </style:style>
    <style:style style:name="P29"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30" style:family="paragraph" style:parent-style-name="Table_20_Heading">
      <style:paragraph-properties fo:text-align="start" style:justify-single-word="false"/>
      <style:text-properties fo:color="#000000" style:font-name="times new roman" fo:font-size="12.75pt"/>
    </style:style>
    <style:style style:name="P31" style:family="paragraph" style:parent-style-name="Table_20_Heading">
      <style:paragraph-properties fo:margin-left="0cm" fo:margin-right="0cm" fo:text-align="start" style:justify-single-word="false" fo:text-indent="0cm" style:auto-text-indent="false"/>
      <style:text-properties fo:color="#000000" style:font-name="times new roman" fo:font-size="12.75pt" officeooo:paragraph-rsid="00222fe8"/>
    </style:style>
    <style:style style:name="P32" style:family="paragraph" style:parent-style-name="Table_20_Heading">
      <style:paragraph-properties fo:margin-left="0cm" fo:margin-right="0cm" fo:text-align="start" style:justify-single-word="false" fo:text-indent="0cm" style:auto-text-indent="false"/>
      <style:text-properties fo:color="#000000" style:font-name="times new roman" fo:font-size="12.75pt" officeooo:paragraph-rsid="00222fe8" style:font-size-asian="2pt" style:font-size-complex="2pt"/>
    </style:style>
    <style:style style:name="P33" style:family="paragraph" style:parent-style-name="Table_20_Heading">
      <style:paragraph-properties fo:margin-left="0cm" fo:margin-right="0cm" fo:margin-top="0cm" fo:margin-bottom="0cm" loext:contextual-spacing="false" fo:text-indent="0cm" style:auto-text-indent="false"/>
    </style:style>
    <style:style style:name="T1" style:family="text">
      <style:text-properties officeooo:rsid="001d83c9"/>
    </style:style>
    <style:style style:name="T2" style:family="text">
      <style:text-properties officeooo:rsid="001f3887"/>
    </style:style>
    <style:style style:name="T3" style:family="text">
      <style:text-properties officeooo:rsid="001f52b8"/>
    </style:style>
    <style:style style:name="T4" style:family="text">
      <style:text-properties officeooo:rsid="001fd572"/>
    </style:style>
    <style:style style:name="T5" style:family="text">
      <style:text-properties officeooo:rsid="00222fe8"/>
    </style:style>
    <style:style style:name="T6" style:family="text">
      <style:text-properties fo:color="#333333" style:font-name="inter-regular" fo:font-size="12pt"/>
    </style:style>
    <style:style style:name="T7" style:family="text">
      <style:text-properties fo:font-variant="normal" fo:text-transform="none" fo:color="#273239" style:font-name="Nunito" fo:font-size="18pt" fo:letter-spacing="normal" fo:font-style="normal" fo:font-weight="bold" loext:padding="0cm" loext:border="none"/>
    </style:style>
    <style:style style:name="T8" style:family="text">
      <style:text-properties fo:font-size="13.5pt" fo:font-weight="bold" loext:padding="0cm" loext:border="none"/>
    </style:style>
    <style:style style:name="T9" style:family="text">
      <style:text-properties fo:font-size="12.5pt" fo:font-style="italic" fo:font-weight="normal" loext:padding="0cm" loext:border="none"/>
    </style:style>
    <style:style style:name="T10" style:family="text">
      <style:text-properties fo:font-size="12.5pt" fo:font-weight="normal" loext:padding="0cm" loext:border="none"/>
    </style:style>
    <style:style style:name="T11" style:family="text">
      <style:text-properties officeooo:rsid="0029a785"/>
    </style:style>
    <style:style style:name="T12" style:family="text">
      <style:text-properties officeooo:rsid="002b3cfb"/>
    </style:style>
    <style:style style:name="T13" style:family="text">
      <style:text-properties officeooo:rsid="002bd4e1"/>
    </style:style>
    <style:style style:name="T14" style:family="text">
      <style:text-properties officeooo:rsid="002cb92c"/>
    </style:style>
    <style:style style:name="T15" style:family="text">
      <style:text-properties officeooo:rsid="00309956"/>
    </style:style>
    <style:style style:name="T16" style:family="text">
      <style:text-properties officeooo:rsid="00324c42"/>
    </style:style>
    <style:style style:name="T17" style:family="text">
      <style:text-properties officeooo:rsid="0033b9d2"/>
    </style:style>
    <style:style style:name="T18" style:family="text">
      <style:text-properties officeooo:rsid="00384b09"/>
    </style:style>
    <style:style style:name="T19" style:family="text">
      <style:text-properties officeooo:rsid="00388b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 Basics</text:p>
      <text:p text:style-name="P2"/>
      <text:list xml:id="list3309018819" text:style-name="L1">
        <text:list-item>
          <text:p text:style-name="P6"><text:span text:style-name="T1">Non- Acess Modifires:</text:span></text:p>
        </text:list-item>
      </text:list>
      <text:p text:style-name="P3"><text:tab/>static, final, abstract,Synchronized and volatile</text:p>
      <text:list xml:id="list999928664" text:style-name="L2">
        <text:list-item>
          <text:p text:style-name="P7"><text:span text:style-name="T2">varargs – variable number of arguments</text:span></text:p>
        </text:list-item>
      </text:list>
      <text:p text:style-name="P4"><text:tab/> <text:s text:c="2"/><text:span text:style-name="T3">we can pass as many no of arguments at running time when we declare as</text:span></text:p>
      <text:p text:style-name="P4"><text:tab/><text:span text:style-name="T3">public int add(int . . . n) // 3 dots</text:span></text:p>
      <text:p text:style-name="P4"/>
      <text:list xml:id="list3203774252" text:style-name="L3">
        <text:list-item>
          <text:p text:style-name="P8"><text:span text:style-name="T4">Anonymus Inner Class – when the purpose of child class is to only override parent method then we don’t need to write child class code using extends keyword insted at <text:s/>the time of object creation we can write that method.</text:span></text:p>
          <text:p text:style-name="P8"><text:span text:style-name="T4">e.g : <text:s/>A obj = new A(){</text:span></text:p>
        </text:list-item>
      </text:list>
      <text:p text:style-name="P5"><text:tab/><text:tab/>public void show(){</text:p>
      <text:p text:style-name="P5"><text:tab/><text:tab/> Sysout();</text:p>
      <text:p text:style-name="P5"><text:tab/><text:tab/>}</text:p>
      <text:p text:style-name="P5"><text:tab/><text:tab/><text:span text:style-name="T5">}</text:span></text:p>
      <text:list xml:id="list2768012823" text:style-name="L7">
        <text:list-item>
          <text:p text:style-name="P15">Dynamic Method Dispatch: <text:span text:style-name="T12">Runtime polymorphism</text:span></text:p>
          <text:p text:style-name="P16">parent obj = new Child(); // parent reference and child implementation</text:p>
        </text:list-item>
        <text:list-item>
          <text:p text:style-name="P16">it will call only those methods of childs which are present in parent </text:p>
        </text:list-item>
        <text:list-item>
          <text:p text:style-name="P17">Anonymous class with interface:</text:p>
        </text:list-item>
      </text:list>
      <text:p text:style-name="P18"><text:tab/>here we are creating new class with same name as interface and define methods their</text:p>
      <text:p text:style-name="P18"><text:tab/>e.g <text:s text:c="2"/>interface abc{ void show(); }</text:p>
      <text:p text:style-name="P12"><text:tab/> <text:s text:c="7"/><text:span text:style-name="T13">class test{</text:span></text:p>
      <text:p text:style-name="P12"><text:tab/><text:tab/><text:span text:style-name="T13">psvm(){</text:span></text:p>
      <text:p text:style-name="P12"><text:tab/><text:tab/> <text:s text:c="3"/><text:span text:style-name="T13">abc obj = new abc(){</text:span></text:p>
      <text:p text:style-name="P12"><text:span text:style-name="T13"><text:tab/><text:tab/><text:tab/></text:span><text:span text:style-name="T14">void show(){ sysout(“Final”);}</text:span><text:span text:style-name="T13"><text:tab/></text:span></text:p>
      <text:p text:style-name="P12"><text:span text:style-name="T13"><text:tab/><text:tab/> <text:s text:c="3"/>}</text:span></text:p>
      <text:p text:style-name="P12"><text:span text:style-name="T13"><text:tab/> <text:s text:c="4"/>}</text:span></text:p>
      <text:list xml:id="list179776950" text:style-name="L9">
        <text:list-item>
          <text:p text:style-name="P20">Lambda Expression :</text:p>
        </text:list-item>
      </text:list>
      <text:p text:style-name="P21"><text:tab/>for above interface</text:p>
      <text:p text:style-name="P21"><text:tab/> <text:s text:c="4"/>psvm(){</text:p>
      <text:p text:style-name="P21"><text:tab/><text:tab/>abc obj = new abc() -&gt; System.out.println(“Final”);</text:p>
      <text:p text:style-name="P21"><text:tab/><text:tab/>}</text:p>
      <text:list xml:id="list906451591" text:style-name="L10">
        <text:list-item>
          <text:p text:style-name="P22">from jdk 18 we can define methods using default keyword. <text:span text:style-name="T18">We can have as many default methods in interface </text:span><text:span text:style-name="T19">using @FunctionalInterface<text:tab/></text:span></text:p>
        </text:list-item>
        <text:list-item>
          <text:p text:style-name="P23"><text:s/>Two interface demo and mydemo with default method show() with implementation will create ambiguity while calling it can be resolved by taking show declaring show method in class where these two interfaces are implementing</text:p>
        </text:list-item>
        <text:list-item>
          <text:p text:style-name="P24">we can create static methods in interface with defination and call it directly in main using interface name.</text:p>
        </text:list-item>
      </text:list>
      <text:p text:style-name="P11"/>
      <text:list xml:id="list2889926967" text:style-name="L8">
        <text:list-item>
          <text:p text:style-name="P19">Types of Interfaces: </text:p>
          <text:list>
            <text:list-item>
              <text:p text:style-name="P19">Noraml : with more than 1 method</text:p>
            </text:list-item>
            <text:list-item>
              <text:p text:style-name="P19">Single abstract method : 1 method only – <text:span text:style-name="T16">functional interface – </text:span><text:span text:style-name="T17">Lambda Expression</text:span></text:p>
            </text:list-item>
            <text:list-item>
              <text:p text:style-name="P19">Marker : doesn’t have any method : Serializable , <text:span text:style-name="T15">Clonnable </text:span>interface </text:p>
            </text:list-item>
          </text:list>
        </text:list-item>
      </text:list>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10"/>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
          </table:table-cell>
          <table:table-cell table:style-name="Table1.A1" office:value-type="string">
            <text:p text:style-name="P31"><text:span text:style-name="T5">S</text:span>tringBuffer</text:p>
          </table:table-cell>
          <table:table-cell table:style-name="Table1.C1" office:value-type="string">
            <text:p text:style-name="P32">StringBuilder</text:p>
          </table:table-cell>
        </table:table-row>
        <table:table-row table:style-name="Table1.2">
          <table:table-cell table:style-name="Table1.A2" office:value-type="string">
            <text:p text:style-name="P26">1)</text:p>
          </table:table-cell>
          <table:table-cell table:style-name="Table1.B2" office:value-type="string">
            <text:p text:style-name="P27"><text:span text:style-name="T6">StringBuffer is </text:span><text:span text:style-name="Emphasis"><text:span text:style-name="T6">synchronized</text:span></text:span><text:span text:style-name="T6"> i.e. thread safe. It means two threads can't call the methods of StringBuffer simultaneously.</text:span></text:p>
          </table:table-cell>
          <table:table-cell table:style-name="Table1.C2" office:value-type="string">
            <text:p text:style-name="P27"><text:span text:style-name="T6">StringBuilder is </text:span><text:span text:style-name="Emphasis"><text:span text:style-name="T6">non-synchronized</text:span></text:span><text:span text:style-name="T6"> i.e. not thread safe. It means two threads can call the methods of StringBuilder simultaneously.</text:span></text:p>
          </table:table-cell>
        </table:table-row>
        <table:table-row table:style-name="Table1.1">
          <table:table-cell table:style-name="Table1.A3" office:value-type="string">
            <text:p text:style-name="P26">2)</text:p>
          </table:table-cell>
          <table:table-cell table:style-name="Table1.B3" office:value-type="string">
            <text:p text:style-name="P27"><text:span text:style-name="T6">StringBuffer is </text:span><text:span text:style-name="Emphasis"><text:span text:style-name="T6">less efficient</text:span></text:span><text:span text:style-name="T6"> than StringBuilder.</text:span></text:p>
          </table:table-cell>
          <table:table-cell table:style-name="Table1.C3" office:value-type="string">
            <text:p text:style-name="P25"><text:span text:style-name="T6">StringBuilder is </text:span><text:span text:style-name="Emphasis"><text:span text:style-name="T6">more efficient</text:span></text:span><text:span text:style-name="T6"> than StringBuffer.</text:span></text:p>
          </table:table-cell>
        </table:table-row>
      </table:table>
      <text:p text:style-name="P9"/>
      <text:h text:style-name="P1" text:outline-level="2"><text:span text:style-name="Strong_20_Emphasis"><text:span text:style-name="T7">Methods of Java StringBuffer class </text:span></text:span></text:h>
      <table:table table:name="Table2" table:style-name="Table2">
        <table:table-column table:style-name="Table2.A"/>
        <table:table-column table:style-name="Table2.B"/>
        <table:table-header-rows>
          <table:table-row table:style-name="TableLine94382930137392">
            <table:table-cell table:style-name="Table2.A1" office:value-type="string">
              <text:p text:style-name="P33"><text:span text:style-name="Strong_20_Emphasis"><text:span text:style-name="T8">Methods</text:span></text:span></text:p>
            </table:table-cell>
            <table:table-cell table:style-name="Table2.B1" office:value-type="string">
              <text:p text:style-name="P33"><text:span text:style-name="Strong_20_Emphasis"><text:span text:style-name="T8">Action Performed</text:span></text:span></text:p>
            </table:table-cell>
          </table:table-row>
        </table:table-header-rows>
        <table:table-row table:style-name="TableLine94382930137392">
          <table:table-cell table:style-name="Table2.A2" office:value-type="string">
            <text:p text:style-name="P28">append()</text:p>
          </table:table-cell>
          <table:table-cell table:style-name="Table2.A2" office:value-type="string">
            <text:p text:style-name="P28">Used to add text at the end of the existing text.</text:p>
          </table:table-cell>
        </table:table-row>
        <table:table-row table:style-name="TableLine94382930137392">
          <table:table-cell table:style-name="Table2.A2" office:value-type="string">
            <text:p text:style-name="P28">length()</text:p>
          </table:table-cell>
          <table:table-cell table:style-name="Table2.A2" office:value-type="string">
            <text:p text:style-name="P28">The length of a StringBuffer can be found by the length( ) method</text:p>
          </table:table-cell>
        </table:table-row>
        <table:table-row table:style-name="TableLine94382930137392">
          <table:table-cell table:style-name="Table2.A2" office:value-type="string">
            <text:p text:style-name="P28">capacity()</text:p>
          </table:table-cell>
          <table:table-cell table:style-name="Table2.A2" office:value-type="string">
            <text:p text:style-name="P28">the total allocated capacity can be found by the capacity( ) method</text:p>
          </table:table-cell>
        </table:table-row>
        <text:soft-page-break/>
        <table:table-row table:style-name="TableLine94382930137392">
          <table:table-cell table:style-name="Table2.A2" office:value-type="string">
            <text:p text:style-name="P28">charAt()</text:p>
          </table:table-cell>
          <table:table-cell table:style-name="Table2.A2" office:value-type="string">
            <text:p text:style-name="P28">This method returns the char value in this sequence at the specified index.</text:p>
          </table:table-cell>
        </table:table-row>
        <table:table-row table:style-name="TableLine94382930137392">
          <table:table-cell table:style-name="Table2.A2" office:value-type="string">
            <text:p text:style-name="P28">delete()</text:p>
          </table:table-cell>
          <table:table-cell table:style-name="Table2.A2" office:value-type="string">
            <text:p text:style-name="P28">Deletes a sequence of characters from the invoking object</text:p>
          </table:table-cell>
        </table:table-row>
        <table:table-row table:style-name="TableLine94382930137392">
          <table:table-cell table:style-name="Table2.A2" office:value-type="string">
            <text:p text:style-name="P28">deleteCharAt()</text:p>
          </table:table-cell>
          <table:table-cell table:style-name="Table2.A2" office:value-type="string">
            <text:p text:style-name="P29"><text:span text:style-name="T10">Deletes the character at the index specified by the </text:span><text:span text:style-name="Emphasis"><text:span text:style-name="T9">loc</text:span></text:span></text:p>
          </table:table-cell>
        </table:table-row>
        <table:table-row table:style-name="TableLine94382930137392">
          <table:table-cell table:style-name="Table2.A2" office:value-type="string">
            <text:p text:style-name="P28">ensureCapacity()</text:p>
          </table:table-cell>
          <table:table-cell table:style-name="Table2.A2" office:value-type="string">
            <text:p text:style-name="P28">Ensures capacity is at least equal to the given minimum.</text:p>
          </table:table-cell>
        </table:table-row>
        <table:table-row table:style-name="TableLine94382930137392">
          <table:table-cell table:style-name="Table2.A2" office:value-type="string">
            <text:p text:style-name="P28">insert()</text:p>
          </table:table-cell>
          <table:table-cell table:style-name="Table2.A2" office:value-type="string">
            <text:p text:style-name="P28">Inserts text at the specified index position</text:p>
          </table:table-cell>
        </table:table-row>
        <table:table-row table:style-name="TableLine94382930137392">
          <table:table-cell table:style-name="Table2.A2" office:value-type="string">
            <text:p text:style-name="P28">length()</text:p>
          </table:table-cell>
          <table:table-cell table:style-name="Table2.A2" office:value-type="string">
            <text:p text:style-name="P28">Returns the length of the string  </text:p>
          </table:table-cell>
        </table:table-row>
        <table:table-row table:style-name="TableLine94382930137392">
          <table:table-cell table:style-name="Table2.A2" office:value-type="string">
            <text:p text:style-name="P28">reverse()</text:p>
          </table:table-cell>
          <table:table-cell table:style-name="Table2.A2" office:value-type="string">
            <text:p text:style-name="P28">Reverse the characters within a StringBuffer object</text:p>
          </table:table-cell>
        </table:table-row>
        <table:table-row table:style-name="TableLine94382930137392">
          <table:table-cell table:style-name="Table2.A2" office:value-type="string">
            <text:p text:style-name="P28">replace()</text:p>
          </table:table-cell>
          <table:table-cell table:style-name="Table2.A2" office:value-type="string">
            <text:p text:style-name="P28">Replace one set of characters with another set inside a StringBuffer object</text:p>
          </table:table-cell>
        </table:table-row>
      </table:table>
      <text:p text:style-name="P9"/>
      <text:p text:style-name="P13">singlethreadapp – stringBuilder - <text:span text:style-name="T11">faster</text:span></text:p>
      <text:p text:style-name="P13">Multithread app – stringbuffer – <text:span text:style-name="T11">slower – thread safe</text:span></text:p>
      <text:p text:style-name="P13"/>
      <text:list xml:id="list2312743804" text:style-name="L6">
        <text:list-header>
          <text:p text:style-name="P14"/>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unito" svg:font-family="Nunito, sans-serif"/>
    <style:font-face style:name="Roboto" svg:font-family="Roboto, Arial, sans-serif"/>
    <style:font-face style:name="inter-regular" svg:font-family="inter-regular, system-ui, apple-system, BlinkMacSystemFont, 'Segoe UI', Roboto, 'Helvetica Neue', Helvetica,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30T13:27:34.273123446</meta:creation-date>
    <dc:date>2024-01-30T18:32:42.338935679</dc:date>
    <meta:editing-duration>PT4H54M51S</meta:editing-duration>
    <meta:editing-cycles>29</meta:editing-cycles>
    <meta:generator>LibreOffice/6.4.7.2$Linux_X86_64 LibreOffice_project/40$Build-2</meta:generator>
    <meta:document-statistic meta:table-count="2" meta:image-count="0" meta:object-count="0" meta:page-count="3" meta:paragraph-count="72" meta:word-count="486" meta:character-count="3011" meta:non-whitespace-character-count="2532"/>
  </office:meta>
</office:document-meta>
</file>